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baa0" officeooo:paragraph-rsid="001cbaa0"/>
    </style:style>
    <style:style style:name="P2" style:family="paragraph" style:parent-style-name="Standard">
      <style:text-properties fo:font-weight="normal" officeooo:rsid="001cbaa0" officeooo:paragraph-rsid="001cbaa0" style:font-weight-asian="normal" style:font-weight-complex="normal"/>
    </style:style>
    <style:style style:name="P3" style:family="paragraph" style:parent-style-name="Standard" style:list-style-name="L1">
      <style:text-properties fo:font-weight="normal" officeooo:rsid="001cbaa0" officeooo:paragraph-rsid="001cbaa0" style:font-weight-asian="normal" style:font-weight-complex="normal"/>
    </style:style>
    <style:style style:name="P4" style:family="paragraph" style:parent-style-name="Standard">
      <style:text-properties fo:font-weight="normal" officeooo:rsid="001cbaa0" officeooo:paragraph-rsid="001ea244" style:font-weight-asian="normal" style:font-weight-complex="normal"/>
    </style:style>
    <style:style style:name="P5" style:family="paragraph" style:parent-style-name="Standard">
      <style:text-properties fo:font-weight="normal" officeooo:rsid="001f18c7" officeooo:paragraph-rsid="001f18c7" style:font-weight-asian="normal" style:font-weight-complex="normal"/>
    </style:style>
    <style:style style:name="P6" style:family="paragraph" style:parent-style-name="Standard" style:list-style-name="L3">
      <style:text-properties officeooo:paragraph-rsid="001cbaa0"/>
    </style:style>
    <style:style style:name="P7" style:family="paragraph" style:parent-style-name="Standard" style:list-style-name="L3">
      <style:text-properties officeooo:rsid="001d67fc" officeooo:paragraph-rsid="001d67fc"/>
    </style:style>
    <style:style style:name="P8" style:family="paragraph" style:parent-style-name="Standard" style:list-style-name="L3">
      <style:text-properties officeooo:rsid="001ea244" officeooo:paragraph-rsid="001ea244"/>
    </style:style>
    <style:style style:name="P9" style:family="paragraph" style:parent-style-name="Standard" style:list-style-name="L3">
      <style:text-properties officeooo:rsid="001ea244" officeooo:paragraph-rsid="001ee7bd"/>
    </style:style>
    <style:style style:name="P10" style:family="paragraph" style:parent-style-name="Standard" style:list-style-name="L5">
      <style:text-properties officeooo:paragraph-rsid="001f18c7"/>
    </style:style>
    <style:style style:name="P11" style:family="paragraph" style:parent-style-name="Standard" style:list-style-name="L5">
      <style:text-properties officeooo:rsid="001fa2c8" officeooo:paragraph-rsid="001fa2c8"/>
    </style:style>
    <style:style style:name="P12" style:family="paragraph" style:parent-style-name="Standard">
      <style:text-properties officeooo:rsid="0020898c" officeooo:paragraph-rsid="001ea244"/>
    </style:style>
    <style:style style:name="P13" style:family="paragraph" style:parent-style-name="Standard">
      <style:text-properties officeooo:rsid="0020898c" officeooo:paragraph-rsid="0020898c"/>
    </style:style>
    <style:style style:name="P14" style:family="paragraph" style:parent-style-name="Standard">
      <style:paragraph-properties fo:padding="0.074cm" fo:border-left="none" fo:border-right="none" fo:border-top="none" fo:border-bottom="0.99pt solid #000000" style:join-border="false"/>
      <style:text-properties fo:font-weight="bold" officeooo:rsid="001cbaa0" officeooo:paragraph-rsid="001cbaa0" style:font-weight-asian="bold" style:font-weight-complex="bold"/>
    </style:style>
    <style:style style:name="P15" style:family="paragraph" style:parent-style-name="Standard">
      <style:paragraph-properties fo:padding="0.074cm" fo:border-left="none" fo:border-right="none" fo:border-top="none" fo:border-bottom="0.99pt solid #000000" style:join-border="false"/>
      <style:text-properties fo:font-weight="bold" officeooo:rsid="001f18c7" officeooo:paragraph-rsid="001f18c7" style:font-weight-asian="bold" style:font-weight-complex="bold"/>
    </style:style>
    <style:style style:name="P16" style:family="paragraph" style:parent-style-name="Standard">
      <style:paragraph-properties fo:padding="0.074cm" fo:border-left="none" fo:border-right="none" fo:border-top="none" fo:border-bottom="0.99pt solid #000000" style:join-border="false"/>
      <style:text-properties officeooo:rsid="001cbaa0" officeooo:paragraph-rsid="001cbaa0"/>
    </style:style>
    <style:style style:name="P17" style:family="paragraph" style:parent-style-name="Standard">
      <style:paragraph-properties fo:padding="0.074cm" fo:border-left="none" fo:border-right="none" fo:border-top="none" fo:border-bottom="0.99pt solid #000000" style:join-border="false"/>
      <style:text-properties fo:font-weight="normal" officeooo:rsid="001cbaa0" officeooo:paragraph-rsid="001cbaa0" style:font-weight-asian="normal" style:font-weight-complex="normal"/>
    </style:style>
    <style:style style:name="P18" style:family="paragraph" style:parent-style-name="Standard">
      <style:paragraph-properties fo:padding="0.074cm" fo:border-left="none" fo:border-right="none" fo:border-top="none" fo:border-bottom="0.99pt solid #000000" style:join-border="false"/>
      <style:text-properties officeooo:rsid="001ea244" officeooo:paragraph-rsid="001ea244"/>
    </style:style>
    <style:style style:name="P19" style:family="paragraph" style:parent-style-name="Standard">
      <style:paragraph-properties fo:break-before="page" fo:padding="0.074cm" fo:border-left="none" fo:border-right="none" fo:border-top="none" fo:border-bottom="0.99pt solid #000000" style:join-border="false"/>
      <style:text-properties fo:font-weight="normal" officeooo:rsid="001cbaa0" officeooo:paragraph-rsid="001cbaa0" style:font-weight-asian="normal" style:font-weight-complex="normal"/>
    </style:style>
    <style:style style:name="P20" style:family="paragraph" style:parent-style-name="Standard">
      <style:paragraph-properties fo:break-before="page"/>
      <style:text-properties fo:font-weight="normal" officeooo:rsid="001cbaa0" officeooo:paragraph-rsid="001cbaa0" style:font-weight-asian="normal" style:font-weight-complex="normal"/>
    </style:style>
    <style:style style:name="P21" style:family="paragraph" style:parent-style-name="Standard">
      <style:paragraph-properties fo:break-before="page"/>
      <style:text-properties officeooo:rsid="001ea244" officeooo:paragraph-rsid="001ea24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cbaa0" style:font-weight-asian="normal" style:font-weight-complex="normal"/>
    </style:style>
    <style:style style:name="T4" style:family="text">
      <style:text-properties fo:font-weight="normal" officeooo:rsid="001d67fc" style:font-weight-asian="normal" style:font-weight-complex="normal"/>
    </style:style>
    <style:style style:name="T5" style:family="text">
      <style:text-properties fo:font-weight="normal" officeooo:rsid="001ea244" style:font-weight-asian="normal" style:font-weight-complex="normal"/>
    </style:style>
    <style:style style:name="T6" style:family="text">
      <style:text-properties fo:font-weight="normal" officeooo:rsid="001f18c7" style:font-weight-asian="normal" style:font-weight-complex="normal"/>
    </style:style>
    <style:style style:name="T7" style:family="text">
      <style:text-properties fo:font-weight="normal" officeooo:rsid="001fa2c8" style:font-weight-asian="normal" style:font-weight-complex="normal"/>
    </style:style>
    <style:style style:name="T8" style:family="text">
      <style:text-properties fo:font-weight="normal" officeooo:rsid="0020898c"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cbaa0"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ee7bd" style:font-style-asian="normal" style:font-weight-asian="normal" style:font-style-complex="normal" style:font-weight-complex="normal"/>
    </style:style>
    <style:style style:name="T14" style:family="text">
      <style:text-properties fo:font-style="normal" fo:font-weight="normal" officeooo:rsid="0020898c" style:font-style-asian="normal" style:font-weight-asian="normal" style:font-style-complex="normal" style:font-weight-complex="normal"/>
    </style:style>
    <style:style style:name="T1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6" style:family="text">
      <style:text-properties style:text-underline-style="solid" style:text-underline-width="auto" style:text-underline-color="font-color" fo:font-weight="normal" officeooo:rsid="001cbaa0"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Footnote_20_Symbol"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α, β, ... (gr)">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Footnote_20_Symbol"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text:span text:style-name="T1">Usage Case Document</text:span></text:p>
      <text:p text:style-name="P2"/>
      <text:p text:style-name="P2">This document describe the usage case of each component of software in development. These components are:</text:p>
      <text:list xml:id="list2058852884502975442" text:style-name="L1">
        <text:list-item>
          <text:p text:style-name="P3">Sniffer</text:p>
        </text:list-item>
        <text:list-item>
          <text:p text:style-name="P3">Database</text:p>
        </text:list-item>
        <text:list-item>
          <text:p text:style-name="P3">Trace Analyzer</text:p>
        </text:list-item>
        <text:list-item>
          <text:p text:style-name="P3">Flow Generator</text:p>
        </text:list-item>
      </text:list>
      <text:p text:style-name="P2"/>
      <text:p text:style-name="P2"/>
      <text:p text:style-name="P20"/>
      <text:p text:style-name="P14"/>
      <text:p text:style-name="P14">Sniffer</text:p>
      <text:p text:style-name="P2"/>
      <text:p text:style-name="P2">bla bla bla bal bal</text:p>
      <text:p text:style-name="P2"/>
      <text:p text:style-name="P20"/>
      <text:p text:style-name="P17"/>
      <text:p text:style-name="P14">Database</text:p>
      <text:p text:style-name="P2"/>
      <text:p text:style-name="P2"/>
      <text:p text:style-name="P2"/>
      <text:p text:style-name="P2"/>
      <text:p text:style-name="P2"/>
      <text:p text:style-name="P19"/>
      <text:p text:style-name="P14">Trace Analyzer</text:p>
      <text:p text:style-name="P2"/>
      <text:list xml:id="list1674925971533618382" text:style-name="L3">
        <text:list-item>
          <text:p text:style-name="P6"><text:span text:style-name="T3">The trace </text:span><text:span text:style-name="T16">Analyzer</text:span><text:span text:style-name="T3"> should be able to request data from the trace </text:span><text:span text:style-name="T16">database</text:span><text:span text:style-name="T3">, by SQL queries to get data. The only information need to request any information </text:span><text:span text:style-name="T8">should</text:span><text:span text:style-name="T3"> be just the experiment name </text:span><text:span text:style-name="T4">(capture trace name)</text:span><text:span text:style-name="T3">. To execute these operations, should exist the follow types of queries:</text:span></text:p>
          <text:list>
            <text:list-item>
              <text:p text:style-name="P8"><text:span text:style-name="T10">D</text:span><text:span text:style-name="T9">atabase queries</text:span><text:span text:style-name="T2">: should be possible to request a list of experiment names stored in the database;</text:span></text:p>
            </text:list-item>
            <text:list-item>
              <text:p text:style-name="P7"><text:span text:style-name="T10">P</text:span><text:span text:style-name="T9">er-trace queries</text:span><text:span text:style-name="T2">: with the capture trace name, it should be possible to request </text:span><text:span text:style-name="T5">information about the trace, such as number of flows (with are the flowIDs as well), and general information;</text:span></text:p>
            </text:list-item>
            <text:list-item>
              <text:p text:style-name="P8"><text:span text:style-name="T9">Per-flow queries</text:span></text:p>
              <text:list>
                <text:list-item>
                  <text:p text:style-name="P8"><text:span text:style-name="T9">Single</text:span><text:span text:style-name="T12">: should be possible to request single itens about the flows, such as addresses and protocols;</text:span></text:p>
                </text:list-item>
                <text:list-item>
                  <text:p text:style-name="P8"><text:span text:style-name="T9">Vectorized</text:span><text:span text:style-name="T12">: should be possible to request vectorized data of the flows, about each individual packet, such as inter-arrival time and packet-size;</text:span></text:p>
                </text:list-item>
              </text:list>
            </text:list-item>
          </text:list>
        </text:list-item>
        <text:list-item>
          <text:p text:style-name="P8"><text:span text:style-name="T12">Using this collected data, the </text:span><text:span text:style-name="T15">trace analyzer</text:span><text:span text:style-name="T12"> should be able to estimate a list of flow parameters for each one of the </text:span><text:span text:style-name="T15">flows</text:span><text:span text:style-name="T12">. These parameters may be directly measured, such as protocols, or be a result of an stochastic model approximation, such as parameters of an stochastic function.</text:span></text:p>
        </text:list-item>
        <text:list-item>
          <text:p text:style-name="P9"><text:span text:style-name="T12">It should estimate a list of parameters related to the trace itself. At the and, each </text:span><text:span text:style-name="T15">trace</text:span><text:span text:style-name="T12"> should have a list of parameters related to it, and a vector of flow parameters </text:span><text:span text:style-name="T13">lists</text:span><text:span text:style-name="T12">. </text:span></text:p>
        </text:list-item>
        <text:list-item>
          <text:p text:style-name="P9"><text:span text:style-name="T12">This parameters should be either written/read </text:span><text:span text:style-name="T13">to/from</text:span><text:span text:style-name="T12"> XML file. So, should be a set of functions that:</text:span></text:p>
          <text:list>
            <text:list-item>
              <text:p text:style-name="P9"><text:span text:style-name="T12">Take the set of parameters, and write them into a </text:span><text:span text:style-name="T13">XML</text:span><text:span text:style-name="T12"> file.</text:span></text:p>
            </text:list-item>
            <text:list-item>
              <text:p text:style-name="P9"><text:span text:style-name="T12">Read a XML file, fill a set parameters. <text:s/></text:span></text:p>
            </text:list-item>
          </text:list>
        </text:list-item>
        <text:list-item>
          <text:p text:style-name="P9"><text:span text:style-name="T12">This read/write process should be done in a single run: take a set of pa</text:span><text:span text:style-name="T14">ra</text:span><text:span text:style-name="T12">meters data structures and write this in a XML file; take a XML file, parse it, and fill a set of data structures.</text:span></text:p>
        </text:list-item>
        <text:list-item>
          <text:p text:style-name="P9"><text:span text:style-name="T12">This XML file should be human readable.</text:span></text:p>
        </text:list-item>
        <text:list-item>
          <text:p text:style-name="P9"><text:span text:style-name="T12">The generated XML file MUST be </text:span><text:span text:style-name="T13">compatible with configurable parameters of different traffic generators APIs. That means, the fields should not be designed to an specific API, they should contain generic labels, such as “Network Protocol”, “Packet-size Model”, “Weibull parameters list”(stochastic function).</text:span></text:p>
        </text:list-item>
      </text:list>
      <text:p text:style-name="P12"><text:span text:style-name="T12"/></text:p>
      <text:p text:style-name="P13"><text:span text:style-name="T12">Noun List: analyzer, database, trace, flow, xmlFile, <text:s/></text:span></text:p>
      <text:p text:style-name="P21"><text:span text:style-name="T12"/></text:p>
      <text:p text:style-name="P18"><text:span text:style-name="T12"/></text:p>
      <text:p text:style-name="P15"><text:span text:style-name="T11">Flow Generator</text:span></text:p>
      <text:p text:style-name="P4"/>
      <text:list xml:id="list1345455775299078857" text:style-name="L5">
        <text:list-item>
          <text:p text:style-name="P10"><text:span text:style-name="T6">The Flow generator should be able to use the same flow and trace data structures </text:span><text:span text:style-name="T7">specified</text:span><text:span text:style-name="T6"> before. It should be able to read the XML file, and fill its data structures.</text:span></text:p>
        </text:list-item>
        <text:list-item>
          <text:p text:style-name="P11"><text:span text:style-name="T6">T</text:span><text:span text:style-name="T2">he flow generator should have support to traffic generators APIs.</text:span></text:p>
        </text:list-item>
        <text:list-item>
          <text:p text:style-name="P11"><text:span text:style-name="T6">T</text:span><text:span text:style-name="T2">he parametrized trace evaluated by the Trace Analyzer, that means, the composition of the all flows of a single experiment measurement, should be executed. All the measured and estimated parameters, should be provided as parameters (when available) to a traffic generator API.</text:span></text:p>
        </text:list-item>
        <text:list-item>
          <text:p text:style-name="P11"><text:span text:style-name="T2">Each flow should <text:s/>have an individual execution, therefore a thread </text:span><text:span text:style-name="T8">should</text:span><text:span text:style-name="T2"> be </text:span><text:span text:style-name="T8">instantiate</text:span><text:span text:style-name="T2"> for each flow. The Thread should sleep </text:span><text:span text:style-name="T8">until</text:span><text:span text:style-name="T2"> the time to generate the packets arrives, and die when it finishes, to avoid overload.</text:span></text:p>
        </text:list-item>
        <text:list-item>
          <text:p text:style-name="P11"><text:span text:style-name="T2">The thread management should be independent form the traffic generator API. Therefore should be used overloading in the function that “execute” the flow.</text:span></text:p>
        </text:list-item>
        <text:list-item>
          <text:p text:style-name="P11"><text:span text:style-name="T2">Therefore the flow generator should be decoupled form the traffic generator (suggestion</text:span><text:span text:style-name="T9">: Factory Design Pattern</text:span><text:span text:style-name="T2">).</text:span></text:p>
        </text:list-item>
      </text:list>
      <text:p text:style-name="P5"/>
      <text:p text:style-name="P5"/>
      <text:p text:style-name="P5"/>
      <text:p text:style-name="P2"/>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8T16:50:39.978478615</meta:creation-date>
    <dc:date>2016-06-28T19:51:27.792585829</dc:date>
    <meta:editing-duration>PT14M4S</meta:editing-duration>
    <meta:editing-cycles>2</meta:editing-cycles>
    <meta:generator>LibreOffice/4.4.6.3$Linux_X86_64 LibreOffice_project/40m0$Build-3</meta:generator>
    <meta:document-statistic meta:table-count="0" meta:image-count="0" meta:object-count="0" meta:page-count="5" meta:paragraph-count="32" meta:word-count="561" meta:character-count="3358" meta:non-whitespace-character-count="2847"/>
  </office:meta>
</office:document-meta>
</file>